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 style:list-style-name="L2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 style:list-style-name="L4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 style:list-style-name="L5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3" style:family="paragraph" style:parent-style-name="Standard" style:list-style-name="L9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 style:list-style-name="L10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6" style:family="paragraph" style:parent-style-name="Standard" style:list-style-name="L12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13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 style:list-style-name="L3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9" style:family="paragraph" style:parent-style-name="Standard" style:list-style-name="L6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0" style:family="paragraph" style:parent-style-name="Standard" style:list-style-name="L4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0RL Shortening and Redirection</text:p>
      <text:p text:style-name="P1"/>
      <text:p text:style-name="P1"/>
      <text:p text:style-name="P2">URL Shortner plays inportant part in improving online experiemce.</text:p>
      <text:p text:style-name="P2"/>
      <text:p text:style-name="P2"/>
      <text:p text:style-name="P2"/>
      <text:p text:style-name="P4">Key Points:</text:p>
      <text:p text:style-name="P2"/>
      <text:list xml:id="list7957808389164139119" text:style-name="L1">
        <text:list-item>
          <text:p text:style-name="P6">Data dictionary or URL Dictionary : to store original URL's against shorten URL's</text:p>
          <text:p text:style-name="P6">(Key → Genarted short URL and Value → Original Long)</text:p>
        </text:list-item>
        <text:list-item>
          <text:p text:style-name="P6">URL Redirection: When shortened URL is provided by user then it will be looked in into dictionary and orginal URL will be returned and user will be redirected to original link.</text:p>
        </text:list-item>
      </text:list>
      <text:p text:style-name="P2"/>
      <text:p text:style-name="P2"><text:span text:style-name="T1">Technology Stack</text:span>:</text:p>
      <text:p text:style-name="P2"/>
      <text:list xml:id="list3091876259342920065" text:style-name="L2">
        <text:list-item>
          <text:p text:style-name="P7">Java</text:p>
        </text:list-item>
        <text:list-item>
          <text:p text:style-name="P7">Spring Boot</text:p>
        </text:list-item>
        <text:list-item>
          <text:p text:style-name="P7">Rest Web Service</text:p>
        </text:list-item>
        <text:list-item>
          <text:p text:style-name="P7">Maven</text:p>
        </text:list-item>
        <text:list-item>
          <text:p text:style-name="P7">Git</text:p>
        </text:list-item>
      </text:list>
      <text:p text:style-name="P2"/>
      <text:p text:style-name="P4">Logic:</text:p>
      <text:p text:style-name="P4"/>
      <text:list xml:id="list7697050298165335216" text:style-name="L3">
        <text:list-item>
          <text:p text:style-name="P18">Short URL Creation</text:p>
        </text:list-item>
      </text:list>
      <text:p text:style-name="P4"/>
      <text:p text:style-name="P2"/>
      <text:p text:style-name="P2">a. Get Request id from user (based on the request received for the day, counter will be reset next day)</text:p>
      <text:p text:style-name="P2"/>
      <text:p text:style-name="P2">Use Base 62 number logic to generate short URL id:</text:p>
      <text:p text:style-name="P2"/>
      <text:p text:style-name="P2">Prerequisite:</text:p>
      <text:p text:style-name="P2"/>
      <text:list xml:id="list5320283344763242515" text:style-name="L4">
        <text:list-item>
          <text:p text:style-name="P8">Map with keys (0,1,2... 61) and values from (a, b, c, ...z, A, B, C,...Z,0, 1, 2,... 9)</text:p>
        </text:list-item>
        <text:list-item>
          <text:p text:style-name="P8">Request Id </text:p>
        </text:list-item>
      </text:list>
      <text:p text:style-name="P2"/>
      <text:p text:style-name="P2">Logic:</text:p>
      <text:p text:style-name="P2"/>
      <text:p text:style-name="P2">Request id: 560</text:p>
      <text:p text:style-name="P2"/>
      <text:list xml:id="list6214496979891751442" text:style-name="L5">
        <text:list-item>
          <text:p text:style-name="P9">Divide request id by 62</text:p>
          <text:p text:style-name="P9">560/62 = 9 with remainder = 2</text:p>
        </text:list-item>
        <text:list-item>
          <text:p text:style-name="P9">Take quotient and continue</text:p>
          <text:p text:style-name="P9">9/60 = 0 remainder = 9</text:p>
        </text:list-item>
        <text:list-item>
          <text:p text:style-name="P9">Collect all remainders from bottom </text:p>
          <text:p text:style-name="P9">9, 2</text:p>
        </text:list-item>
        <text:list-item>
          <text:p text:style-name="P9"><text:soft-page-break/>Search these keys in our original map</text:p>
        </text:list-item>
      </text:list>
      <text:p text:style-name="P4">Short URL returned from this logic :</text:p>
      <text:p text:style-name="P4"/>
      <text:p text:style-name="P2">domain.com/jc</text:p>
      <text:p text:style-name="P2"/>
      <text:p text:style-name="P2">For request id 560 : short URL is jc</text:p>
      <text:p text:style-name="P2"/>
      <text:list xml:id="list8000098459758996243" text:style-name="L6">
        <text:list-item>
          <text:p text:style-name="P19">Get Original URL from shortened one:</text:p>
        </text:list-item>
      </text:list>
      <text:p text:style-name="P2"/>
      <text:p text:style-name="P2"/>
      <text:p text:style-name="P2"/>
      <text:p text:style-name="P2">Prerequisite:</text:p>
      <text:p text:style-name="P2"/>
      <text:list xml:id="list42530117" text:continue-list="list5320283344763242515" text:style-name="L4">
        <text:list-header>
          <text:p text:style-name="P8">1. Map with keys (a,b,c...,z,A,B,C...,Z,0,1,2...,9) and values from (0,1,2,...,61)</text:p>
          <text:p text:style-name="P8"/>
        </text:list-header>
      </text:list>
      <text:list xml:id="list42515947" text:continue-list="list6214496979891751442" text:style-name="L5">
        <text:list-header>
          <text:p text:style-name="P9"><text:s/></text:p>
        </text:list-header>
      </text:list>
      <text:list xml:id="list42529714" text:continue-list="list42530117" text:style-name="L4">
        <text:list-header>
          <text:p text:style-name="P8"/>
          <text:p text:style-name="P20">Logic to get original URL from dictionary</text:p>
        </text:list-header>
      </text:list>
      <text:p text:style-name="P2"/>
      <text:p text:style-name="P3">a. Short url: domain.com/jc</text:p>
      <text:p text:style-name="P3"/>
      <text:p text:style-name="P3">b. from map we have values 9,2</text:p>
      <text:p text:style-name="P3"/>
      <text:list xml:id="list4800477986694429287" text:style-name="L7">
        <text:list-item>
          <text:p text:style-name="P11">x = length -1 = 1</text:p>
        </text:list-item>
      </text:list>
      <text:p text:style-name="P3"/>
      <text:list xml:id="list3775180295024589627" text:style-name="L8">
        <text:list-item>
          <text:p text:style-name="P12">Take first digit and multiply by 62 ^2 = <text:s/>9 * 62 * 62 = 34596</text:p>
          <text:p text:style-name="P12"/>
          <text:p text:style-name="P12">e. Take next digit and repeat the same by decrementing x 2* 62 * 1= 124</text:p>
          <text:p text:style-name="P12">f. add these two numbers</text:p>
          <text:p text:style-name="P12">34720</text:p>
          <text:p text:style-name="P12">g. Look in the dictionary for this number to get original URL and redirect the page.</text:p>
        </text:list-item>
      </text:list>
      <text:p text:style-name="P3"/>
      <text:p text:style-name="P3"/>
      <text:p text:style-name="P5">Implementation Details:</text:p>
      <text:p text:style-name="P5"/>
      <text:p text:style-name="P3">1 . Created Sample Spring boot application using eclipse with maven</text:p>
      <text:list xml:id="list335244721541163178" text:style-name="L9">
        <text:list-item>
          <text:p text:style-name="P13">Added spring web, dev-tools and jersey (rest implementation) dependencies.</text:p>
        </text:list-item>
      </text:list>
      <text:p text:style-name="P3"/>
      <text:p text:style-name="P5">Class wise Implementation:</text:p>
      <text:p text:style-name="P3"/>
      <text:p text:style-name="P5">Events</text:p>
      <text:p text:style-name="P3"/>
      <text:list xml:id="list7179469127060871713" text:style-name="L10">
        <text:list-item>
          <text:p text:style-name="P14">UniqueIDCreator:</text:p>
          <text:p text:style-name="P14">Creates static map <text:s/>with keys (0,1,2... 61) and values from (a, b, c, ...z, A, B, C,...Z,0, 1, 2,... 9)</text:p>
          <text:p text:style-name="P14">Creates static list with (a,b,c …,z , A,B,C, …, Z, 0,1,2,... ,9).</text:p>
        </text:list-item>
      </text:list>
      <text:p text:style-name="P3"><text:tab/></text:p>
      <text:p text:style-name="P3">Also implementas 62 to base 10 conversion to save and retrieve keys.</text:p>
      <text:p text:style-name="P3"><text:soft-page-break/></text:p>
      <text:p text:style-name="P3"/>
      <text:list xml:id="list2113563698398781983" text:style-name="L11">
        <text:list-item>
          <text:p text:style-name="P15">URL Dictionary</text:p>
          <text:p text:style-name="P15">This class implements map data structure to store requestid (key) and original or long url as value.</text:p>
          <text:p text:style-name="P15"/>
        </text:list-item>
        <text:list-item>
          <text:p text:style-name="P15">Controller</text:p>
          <text:p text:style-name="P15">This is rest controller class which expose the api implementation for users to get short urls and redirect to original urls.</text:p>
        </text:list-item>
      </text:list>
      <text:p text:style-name="P3"><text:tab/></text:p>
      <text:p text:style-name="P3"><text:tab/>There is one FormatRequest inner class to create json request and validation of URL's.</text:p>
      <text:p text:style-name="P3"/>
      <text:list xml:id="list42533030" text:continue-numbering="true" text:style-name="L11">
        <text:list-item>
          <text:p text:style-name="P15">Service</text:p>
          <text:p text:style-name="P15">Service class works as backend for controller methods where logic to save and retrieve UL is written and not exposed to controllers directly.</text:p>
        </text:list-item>
        <text:list-item>
          <text:p text:style-name="P15">Exception classes</text:p>
        </text:list-item>
      </text:list>
      <text:p text:style-name="P3"/>
      <text:p text:style-name="P3"><text:tab/>Cretaed Blocking and Non Blocking user defined exception classes to handle exceptions.</text:p>
      <text:p text:style-name="P3"/>
      <text:p text:style-name="P3">a. NeuedaBlockingException</text:p>
      <text:p text:style-name="P3">b. NeuedaNonBlockingException</text:p>
      <text:p text:style-name="P3"/>
      <text:list xml:id="list8802185901433595709" text:style-name="L12">
        <text:list-item>
          <text:p text:style-name="P16">application.properties.</text:p>
        </text:list-item>
      </text:list>
      <text:p text:style-name="P3"/>
      <text:p text:style-name="P3">Server.port: on which port tomcat should run here its 8087</text:p>
      <text:p text:style-name="P3"/>
      <text:p text:style-name="P3">any other applciation property.</text:p>
      <text:p text:style-name="P3"/>
      <text:list xml:id="list4567928690191598305" text:style-name="L13">
        <text:list-item>
          <text:p text:style-name="P17">Test package</text:p>
          <text:p text:style-name="P17">Unit test cases for the project with Junit and Mockito.</text:p>
        </text:list-item>
      </text:list>
      <text:p text:style-name="P3"/>
      <text:p text:style-name="P3"/>
      <text:p text:style-name="P5">How to Run:</text:p>
      <text:p text:style-name="P5"/>
      <text:p text:style-name="P3">a. for POST request, use browser postman and enter url <text:a xlink:type="simple" xlink:href="http://localhost:8087/urlformatter" text:style-name="Internet_20_link" text:visited-style-name="Visited_20_Internet_20_Link">http://localhost:8087/urlformatter</text:a></text:p>
      <text:p text:style-name="P3"/>
      <text:p text:style-name="P3">enter url and and shortened url will be returned. Copy and paste that shortened URL to browser and you will be redirected to original URL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adhan Borse</meta:initial-creator>
    <meta:creation-date>2020-02-08T15:56:37.75</meta:creation-date>
    <dc:date>2020-02-09T22:31:04.47</dc:date>
    <dc:creator>Samadhan Borse</dc:creator>
    <meta:editing-duration>P1DT5H31M56S</meta:editing-duration>
    <meta:editing-cycles>37</meta:editing-cycles>
    <meta:generator>OpenOffice/4.1.5$Win32 OpenOffice.org_project/415m1$Build-9789</meta:generator>
    <meta:document-statistic meta:table-count="0" meta:image-count="0" meta:object-count="0" meta:page-count="3" meta:paragraph-count="74" meta:word-count="544" meta:character-count="3092"/>
  </office:meta>
</office:document-meta>
</file>